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09in"/>
    </style:style>
    <style:style style:name="co2" style:family="table-column">
      <style:table-column-properties fo:break-before="auto" style:column-width="1.9827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0.372in"/>
    </style:style>
    <style:style style:name="co5" style:family="table-column">
      <style:table-column-properties fo:break-before="auto" style:column-width="0.7528in"/>
    </style:style>
    <style:style style:name="co6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0.981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5138in"/>
    </style:style>
    <style:style style:name="co10" style:family="table-column">
      <style:table-column-properties fo:break-before="auto" style:column-width="1.1535in"/>
    </style:style>
    <style:style style:name="co11" style:family="table-column">
      <style:table-column-properties fo:break-before="auto" style:column-width="1.7083in"/>
    </style:style>
    <style:style style:name="co12" style:family="table-column">
      <style:table-column-properties fo:break-before="auto" style:column-width="1.04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9999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-bottom="2.49pt solid #000000" fo:background-color="#999999" style:text-align-source="fix" style:repeat-content="false" fo:border-left="2.49pt solid #000000" fo:border-right="none" fo:border-top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-bottom="none" fo:background-color="#999999" style:text-align-source="fix" style:repeat-content="false" fo:border-left="none" fo:border-right="none" fo:border-top="2.49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none" fo:background-color="#999999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2.49pt solid #000000" fo:background-color="#999999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none" fo:background-color="#999999" style:text-align-source="fix" style:repeat-content="false" fo:border-left="none" fo:border-right="none" fo:border-top="2.49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-bottom="2.49pt solid #000000" fo:background-color="#999999" fo:border-left="none" fo:border-right="none" fo:border-top="none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2.49pt solid #000000" fo:background-color="#999999" fo:border-left="none" fo:border-right="2.49pt solid #000000" fo:border-top="none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ackground-color="#999999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2.49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2.49pt solid #000000" fo:background-color="#999999" style:text-align-source="fix" style:repeat-content="false" fo:border-left="2.49pt solid #000000" fo:border-right="2.49pt solid #000000" fo:border-top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name="Times New Roman" style:font-name-asian="Times New Roman" style:font-name-complex="" style:font-size-asian="12pt" style:font-size-complex="12pt"/>
    </style:style>
    <style:style style:name="T3" style:family="text">
      <style:text-properties style:font-name="Times New Roman" fo:font-size="12pt" style:font-name-asian="Times New Roman" style:font-name-complex="" style:font-size-asian="12pt" style:font-size-complex="12pt"/>
    </style:style>
    <style:style style:name="T4" style:family="text">
      <style:text-properties fo:font-size="12pt" style:font-name-asian="Times New Roman" style:font-name-complex="" style:font-size-asian="12pt" style:font-size-complex="12pt"/>
    </style:style>
    <style:style style:name="T5" style:family="text">
      <style:text-properties fo:font-size="12pt" style:font-name-asian="Times New Roman" style:font-name-complex="" style:font-size-asian="12pt" style:font-size-complex="12pt" style:font-name="Times New Roman"/>
    </style:style>
  </office:automatic-styles>
  <office:body>
    <office:spreadsheet>
      <table:table table:name="Expens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2" table:number-rows-spanned="1">
            <text:p>Andrew Hayford, Sebastian Luy</text:p>
          </table:table-cell>
          <table:covered-table-cell table:style-name="ce8"/>
          <table:table-cell table:style-name="ce10" office:value-type="string" calcext:value-type="string" table:number-columns-spanned="5" table:number-rows-spanned="1">
            <text:p>Cache Rules Everything Around Me</text:p>
          </table:table-cell>
          <table:covered-table-cell table:style-name="ce8"/>
          <table:covered-table-cell table:style-name="ce12"/>
          <table:covered-table-cell table:style-name="ce16"/>
          <table:covered-table-cell table:style-name="ce18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Updated 12/12/15 – ECE 406</text:p>
          </table:table-cell>
          <table:covered-table-cell table:style-name="ce9"/>
          <table:table-cell table:style-name="ce11" office:value-type="string" calcext:value-type="string" table:number-columns-spanned="5" table:number-rows-spanned="1">
            <text:p>Budget – Fall 2015</text:p>
          </table:table-cell>
          <table:covered-table-cell table:style-name="ce9"/>
          <table:covered-table-cell table:style-name="ce13"/>
          <table:covered-table-cell table:style-name="ce17"/>
          <table:covered-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Ext. Cost</text:p>
          </table:table-cell>
          <table:table-cell table:style-name="ce3" office:value-type="string" calcext:value-type="string">
            <text:p>Budget Rem.</text:p>
          </table:table-cell>
          <table:table-cell table:number-columns-repeated="1017"/>
        </table:table-row>
        <table:table-row table:style-name="ro1">
          <table:table-cell table:number-columns-repeated="4" table:style-name="ce4" office:value-type="string" calcext:value-type="string">
            <text:p>-</text:p>
          </table:table-cell>
          <table:table-cell table:number-columns-repeated="2" table:style-name="ce14" office:value-type="currency" office:currency="USD" office:value="0" calcext:value-type="currency">
            <text:p>$0.00</text:p>
          </table:table-cell>
          <table:table-cell table:style-name="ce14" office:value-type="currency" office:currency="USD" office:value="500" calcext:value-type="currency">
            <text:p>$500.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hipping Cost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'Shipping Charges'.D2]" office:value-type="currency" office:currency="USD" office:value="92.87" calcext:value-type="currency">
            <text:p>$92.87</text:p>
          </table:table-cell>
          <table:table-cell table:style-name="ce14" table:formula="of:=[.E5]*[.D5]" office:value-type="currency" office:currency="USD" office:value="92.87" calcext:value-type="currency">
            <text:p>$92.87</text:p>
          </table:table-cell>
          <table:table-cell table:style-name="ce14" table:formula="of:=[.G4]-[.F5]" office:value-type="currency" office:currency="USD" office:value="407.13" calcext:value-type="currency">
            <text:p>$407.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rduino Fio v3 (ATmega32U4)</text:p>
          </table:table-cell>
          <table:table-cell table:style-name="ce4" office:value-type="float" office:value="11520" calcext:value-type="float">
            <text:p>11520</text:p>
          </table:table-cell>
          <table:table-cell table:style-name="ce4" office:value-type="string" calcext:value-type="string">
            <text:p>Sparkfun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34.95" calcext:value-type="currency">
            <text:p>$34.95</text:p>
          </table:table-cell>
          <table:table-cell table:style-name="ce14" table:formula="of:=[.E6]*[.D6]" office:value-type="currency" office:currency="USD" office:value="69.9" calcext:value-type="currency">
            <text:p>$69.90</text:p>
          </table:table-cell>
          <table:table-cell table:style-name="ce14" table:formula="of:=[.G5]-[.F6]" office:value-type="currency" office:currency="USD" office:value="337.23" calcext:value-type="currency">
            <text:p>$337.2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dafruit Ultimate GPS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39.95" calcext:value-type="currency">
            <text:p>$39.95</text:p>
          </table:table-cell>
          <table:table-cell table:style-name="ce14" table:formula="of:=[.E7]*[.D7]" office:value-type="currency" office:currency="USD" office:value="79.9" calcext:value-type="currency">
            <text:p>$79.90</text:p>
          </table:table-cell>
          <table:table-cell table:style-name="ce14" table:formula="of:=[.G6]-[.F7]" office:value-type="currency" office:currency="USD" office:value="257.33" calcext:value-type="currency">
            <text:p>$257.3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luefruit LE Bluetooth Module</text:p>
          </table:table-cell>
          <table:table-cell table:style-name="ce4" office:value-type="float" office:value="1697" calcext:value-type="float">
            <text:p>1697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19.95" calcext:value-type="currency">
            <text:p>$19.95</text:p>
          </table:table-cell>
          <table:table-cell table:style-name="ce14" table:formula="of:=[.E8]*[.D8]" office:value-type="currency" office:currency="USD" office:value="39.9" calcext:value-type="currency">
            <text:p>$39.90</text:p>
          </table:table-cell>
          <table:table-cell table:style-name="ce14" table:formula="of:=[.G7]-[.F8]" office:value-type="currency" office:currency="USD" office:value="217.43" calcext:value-type="currency">
            <text:p>$217.4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kia 5110 Graphic LCD</text:p>
          </table:table-cell>
          <table:table-cell table:style-name="ce4" office:value-type="float" office:value="10168" calcext:value-type="float">
            <text:p>10168</text:p>
          </table:table-cell>
          <table:table-cell table:style-name="ce4" office:value-type="string" calcext:value-type="string">
            <text:p>Sparkfun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9.95" calcext:value-type="currency">
            <text:p>$9.95</text:p>
          </table:table-cell>
          <table:table-cell table:style-name="ce14" table:formula="of:=[.E9]*[.D9]" office:value-type="currency" office:currency="USD" office:value="19.9" calcext:value-type="currency">
            <text:p>$19.90</text:p>
          </table:table-cell>
          <table:table-cell table:style-name="ce14" table:formula="of:=[.G8]-[.F9]" office:value-type="currency" office:currency="USD" office:value="197.53" calcext:value-type="currency">
            <text:p>$197.5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dafruit I2C FRAM 32KB</text:p>
          </table:table-cell>
          <table:table-cell table:style-name="ce4" office:value-type="float" office:value="1895" calcext:value-type="float">
            <text:p>1895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currency" office:currency="USD" office:value="9.95" calcext:value-type="currency">
            <text:p>$9.95</text:p>
          </table:table-cell>
          <table:table-cell table:style-name="ce14" table:formula="of:=[.E10]*[.D10]" office:value-type="currency" office:currency="USD" office:value="9.95" calcext:value-type="currency">
            <text:p>$9.95</text:p>
          </table:table-cell>
          <table:table-cell table:style-name="ce14" table:formula="of:=[.G9]-[.F10]" office:value-type="currency" office:currency="USD" office:value="187.58" calcext:value-type="currency">
            <text:p>$187.5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dafruit SPI FRAM 8KB</text:p>
          </table:table-cell>
          <table:table-cell table:style-name="ce4" office:value-type="float" office:value="1897" calcext:value-type="float">
            <text:p>1897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currency" office:currency="USD" office:value="5.95" calcext:value-type="currency">
            <text:p>$5.95</text:p>
          </table:table-cell>
          <table:table-cell table:style-name="ce14" table:formula="of:=[.E11]*[.D11]" office:value-type="currency" office:currency="USD" office:value="5.95" calcext:value-type="currency">
            <text:p>$5.95</text:p>
          </table:table-cell>
          <table:table-cell table:style-name="ce14" table:formula="of:=[.G10]-[.F11]" office:value-type="currency" office:currency="USD" office:value="181.63" calcext:value-type="currency">
            <text:p>$181.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quare Tactile Buttons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currency" office:currency="USD" office:value="5.95" calcext:value-type="currency">
            <text:p>$5.95</text:p>
          </table:table-cell>
          <table:table-cell table:style-name="ce14" table:formula="of:=[.E12]*[.D12]" office:value-type="currency" office:currency="USD" office:value="5.95" calcext:value-type="currency">
            <text:p>$5.95</text:p>
          </table:table-cell>
          <table:table-cell table:style-name="ce14" table:formula="of:=[.G11]-[.F12]" office:value-type="currency" office:currency="USD" office:value="175.68" calcext:value-type="currency">
            <text:p>$175.6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9.7uH Qi Receiver Coil</text:p>
          </table:table-cell>
          <table:table-cell table:style-name="ce4" office:value-type="string" calcext:value-type="string">
            <text:p>541-1409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4.4" calcext:value-type="currency">
            <text:p>$4.40</text:p>
          </table:table-cell>
          <table:table-cell table:style-name="ce14" table:formula="of:=[.E13]*[.D13]" office:value-type="currency" office:currency="USD" office:value="8.8" calcext:value-type="currency">
            <text:p>$8.80</text:p>
          </table:table-cell>
          <table:table-cell table:style-name="ce14" table:formula="of:=[.G12]-[.F13]" office:value-type="currency" office:currency="USD" office:value="166.88" calcext:value-type="currency">
            <text:p>$166.8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0V/1A Schottky Diode</text:p>
          </table:table-cell>
          <table:table-cell table:style-name="ce4" office:value-type="string" calcext:value-type="string">
            <text:p>1N5819FS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12" calcext:value-type="float">
            <text:p>12</text:p>
          </table:table-cell>
          <table:table-cell table:style-name="ce14" office:value-type="currency" office:currency="USD" office:value="0.36" calcext:value-type="currency">
            <text:p>$0.36</text:p>
          </table:table-cell>
          <table:table-cell table:style-name="ce14" table:formula="of:=[.E14]*[.D14]" office:value-type="currency" office:currency="USD" office:value="4.32" calcext:value-type="currency">
            <text:p>$4.32</text:p>
          </table:table-cell>
          <table:table-cell table:style-name="ce14" table:formula="of:=[.G13]-[.F14]" office:value-type="currency" office:currency="USD" office:value="162.56" calcext:value-type="currency">
            <text:p>$162.5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CP73831 Li-Ion Controller</text:p>
          </table:table-cell>
          <table:table-cell table:style-name="ce4" office:value-type="string" calcext:value-type="string">
            <text:p>MCP73831T-2ACI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0.56" calcext:value-type="currency">
            <text:p>$0.56</text:p>
          </table:table-cell>
          <table:table-cell table:style-name="ce14" table:formula="of:=[.E15]*[.D15]" office:value-type="currency" office:currency="USD" office:value="1.12" calcext:value-type="currency">
            <text:p>$1.12</text:p>
          </table:table-cell>
          <table:table-cell table:style-name="ce14" table:formula="of:=[.G14]-[.F15]" office:value-type="currency" office:currency="USD" office:value="161.44" calcext:value-type="currency">
            <text:p>$161.4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CP73831 Breakout PCB x3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OSH Park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currency" office:currency="USD" office:value="21.65" calcext:value-type="currency">
            <text:p>$21.65</text:p>
          </table:table-cell>
          <table:table-cell table:style-name="ce14" table:formula="of:=[.E16]*[.D16]" office:value-type="currency" office:currency="USD" office:value="21.65" calcext:value-type="currency">
            <text:p>$21.65</text:p>
          </table:table-cell>
          <table:table-cell table:style-name="ce14" table:formula="of:=[.G15]-[.F16]" office:value-type="currency" office:currency="USD" office:value="139.79" calcext:value-type="currency">
            <text:p>$139.7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re Wrapping Ki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ECE Dept.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currency" office:currency="USD" office:value="20" calcext:value-type="currency">
            <text:p>$20.00</text:p>
          </table:table-cell>
          <table:table-cell table:style-name="ce14" table:formula="of:=[.E17]*[.D17]" office:value-type="currency" office:currency="USD" office:value="20" calcext:value-type="currency">
            <text:p>$20.00</text:p>
          </table:table-cell>
          <table:table-cell table:style-name="ce14" table:formula="of:=[.G16]-[.F17]" office:value-type="currency" office:currency="USD" office:value="119.79" calcext:value-type="currency">
            <text:p>$119.7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2V AC Wall Adapter – 500mA/6W</text:p>
          </table:table-cell>
          <table:table-cell table:style-name="ce4" office:value-type="string" calcext:value-type="string">
            <text:p>T1007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currency" office:currency="USD" office:value="9.9" calcext:value-type="currency">
            <text:p>$9.90</text:p>
          </table:table-cell>
          <table:table-cell table:style-name="ce14" table:formula="of:=[.E18]*[.D18]" office:value-type="currency" office:currency="USD" office:value="9.9" calcext:value-type="currency">
            <text:p>$9.90</text:p>
          </table:table-cell>
          <table:table-cell table:style-name="ce14" table:formula="of:=[.G17]-[.F18]" office:value-type="currency" office:currency="USD" office:value="109.89" calcext:value-type="currency">
            <text:p>$109.8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9V AC Wall Adapter – 500mA/5W</text:p>
          </table:table-cell>
          <table:table-cell table:style-name="ce4" office:value-type="string" calcext:value-type="string">
            <text:p>T1004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currency" office:currency="USD" office:value="11.71" calcext:value-type="currency">
            <text:p>$11.71</text:p>
          </table:table-cell>
          <table:table-cell table:style-name="ce14" table:formula="of:=[.E19]*[.D19]" office:value-type="currency" office:currency="USD" office:value="11.71" calcext:value-type="currency">
            <text:p>$11.71</text:p>
          </table:table-cell>
          <table:table-cell table:style-name="ce14" table:formula="of:=[.G18]-[.F19]" office:value-type="currency" office:currency="USD" office:value="98.18" calcext:value-type="currency">
            <text:p>$98.1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thium Ion Polymer Battery – 3.7V/2000mAh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12.5" calcext:value-type="currency">
            <text:p>$12.50</text:p>
          </table:table-cell>
          <table:table-cell table:style-name="ce14" table:formula="of:=[.E20]*[.D20]" office:value-type="currency" office:currency="USD" office:value="25" calcext:value-type="currency">
            <text:p>$25.00</text:p>
          </table:table-cell>
          <table:table-cell table:style-name="ce14" table:formula="of:=[.G19]-[.F20]" office:value-type="currency" office:currency="USD" office:value="73.18" calcext:value-type="currency">
            <text:p>$73.1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470</text:span><text:span text:style-name="T2">μ</text:span><text:span text:style-name="T1">F Alum. Capacitor – 50V</text:span></text:p>
          </table:table-cell>
          <table:table-cell table:style-name="ce4" office:value-type="string" calcext:value-type="string">
            <text:p>1572-1150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0.67" calcext:value-type="currency">
            <text:p>$0.67</text:p>
          </table:table-cell>
          <table:table-cell table:style-name="ce14" table:formula="of:=[.E21]*[.D21]" office:value-type="currency" office:currency="USD" office:value="1.34" calcext:value-type="currency">
            <text:p>$1.34</text:p>
          </table:table-cell>
          <table:table-cell table:style-name="ce14" table:formula="of:=[.G20]-[.F21]" office:value-type="currency" office:currency="USD" office:value="71.84" calcext:value-type="currency">
            <text:p>$71.84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4.7</text:span><text:span text:style-name="T2">μ</text:span><text:span text:style-name="T1">F Alum. Capacitor – 50V</text:span></text:p>
          </table:table-cell>
          <table:table-cell table:style-name="ce4" office:value-type="string" calcext:value-type="string">
            <text:p>493-6100-3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currency" office:currency="USD" office:value="0.0462" calcext:value-type="currency">
            <text:p>$0.05</text:p>
          </table:table-cell>
          <table:table-cell table:style-name="ce14" table:formula="of:=[.E22]*[.D22]" office:value-type="currency" office:currency="USD" office:value="0.3696" calcext:value-type="currency">
            <text:p>$0.37</text:p>
          </table:table-cell>
          <table:table-cell table:style-name="ce14" table:formula="of:=[.G21]-[.F22]" office:value-type="currency" office:currency="USD" office:value="71.4704" calcext:value-type="currency">
            <text:p>$71.47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47</text:span><text:span text:style-name="T2">μ</text:span><text:span text:style-name="T1">F Alum. Capacitor – 50V</text:span></text:p>
          </table:table-cell>
          <table:table-cell table:style-name="ce4" office:value-type="string" calcext:value-type="string">
            <text:p>1189-1649-3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currency" office:currency="USD" office:value="0.0765" calcext:value-type="currency">
            <text:p>$0.08</text:p>
          </table:table-cell>
          <table:table-cell table:style-name="ce14" table:formula="of:=[.E23]*[.D23]" office:value-type="currency" office:currency="USD" office:value="0.306" calcext:value-type="currency">
            <text:p>$0.31</text:p>
          </table:table-cell>
          <table:table-cell table:style-name="ce14" table:formula="of:=[.G22]-[.F23]" office:value-type="currency" office:currency="USD" office:value="71.1644" calcext:value-type="currency">
            <text:p>$71.1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k<text:span text:style-name="T3">Ω</text:span> Resistor <text:span text:style-name="T4">±5% Tolerance</text:span></text:p>
          </table:table-cell>
          <table:table-cell table:style-name="ce4" office:value-type="string" calcext:value-type="string">
            <text:p>CF14JT1K00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14" table:formula="of:=[.E24]*[.D24]" office:value-type="currency" office:currency="USD" office:value="0.8" calcext:value-type="currency">
            <text:p>$0.80</text:p>
          </table:table-cell>
          <table:table-cell table:style-name="ce14" table:formula="of:=[.G23]-[.F24]" office:value-type="currency" office:currency="USD" office:value="70.3644" calcext:value-type="currency">
            <text:p>$70.3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.7k<text:span text:style-name="T3">Ω</text:span> Resistor <text:span text:style-name="T4">±5% Tolerance</text:span></text:p>
          </table:table-cell>
          <table:table-cell table:style-name="ce4" office:value-type="string" calcext:value-type="string">
            <text:p>CF14JT2K70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14" table:formula="of:=[.E25]*[.D25]" office:value-type="currency" office:currency="USD" office:value="0.4" calcext:value-type="currency">
            <text:p>$0.40</text:p>
          </table:table-cell>
          <table:table-cell table:style-name="ce14" table:formula="of:=[.G24]-[.F25]" office:value-type="currency" office:currency="USD" office:value="69.9644" calcext:value-type="currency">
            <text:p>$69.9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0k<text:span text:style-name="T3">Ω</text:span> Resistor <text:span text:style-name="T4">±5% Tolerance</text:span></text:p>
          </table:table-cell>
          <table:table-cell table:style-name="ce4" office:value-type="string" calcext:value-type="string">
            <text:p>CF14JT10K0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14" table:formula="of:=[.E26]*[.D26]" office:value-type="currency" office:currency="USD" office:value="0.4" calcext:value-type="currency">
            <text:p>$0.40</text:p>
          </table:table-cell>
          <table:table-cell table:style-name="ce14" table:formula="of:=[.G25]-[.F26]" office:value-type="currency" office:currency="USD" office:value="69.5644" calcext:value-type="currency">
            <text:p>$69.5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4">200</text:span><text:span text:style-name="T5">Ω</text:span> Resistor <text:span text:style-name="T4">±5% Tolerance</text:span></text:p>
          </table:table-cell>
          <table:table-cell table:style-name="ce4" office:value-type="string" calcext:value-type="string">
            <text:p>CF14JT200R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14" table:formula="of:=[.E27]*[.D27]" office:value-type="currency" office:currency="USD" office:value="0.4" calcext:value-type="currency">
            <text:p>$0.40</text:p>
          </table:table-cell>
          <table:table-cell table:style-name="ce14" table:formula="of:=[.G26]-[.F27]" office:value-type="currency" office:currency="USD" office:value="69.1644" calcext:value-type="currency">
            <text:p>$69.1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.2k<text:span text:style-name="T3">Ω</text:span> Resistor <text:span text:style-name="T4">±5% Tolerance</text:span></text:p>
          </table:table-cell>
          <table:table-cell table:style-name="ce4" office:value-type="string" calcext:value-type="string">
            <text:p>CF14JT2K20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currency" office:currency="USD" office:value="0.1" calcext:value-type="currency">
            <text:p>$0.10</text:p>
          </table:table-cell>
          <table:table-cell table:style-name="ce14" table:formula="of:=[.E28]*[.D28]" office:value-type="currency" office:currency="USD" office:value="0.4" calcext:value-type="currency">
            <text:p>$0.40</text:p>
          </table:table-cell>
          <table:table-cell table:style-name="ce14" table:formula="of:=[.G27]-[.F28]" office:value-type="currency" office:currency="USD" office:value="68.7644" calcext:value-type="currency">
            <text:p>$68.7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0.47</text:span><text:span text:style-name="T2">μ</text:span><text:span text:style-name="T1">F Film Capacitor – 450V</text:span></text:p>
          </table:table-cell>
          <table:table-cell table:style-name="ce4" office:value-type="string" calcext:value-type="string">
            <text:p>P16727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0.59" calcext:value-type="currency">
            <text:p>$0.59</text:p>
          </table:table-cell>
          <table:table-cell table:style-name="ce14" table:formula="of:=[.E29]*[.D29]" office:value-type="currency" office:currency="USD" office:value="1.18" calcext:value-type="currency">
            <text:p>$1.18</text:p>
          </table:table-cell>
          <table:table-cell table:style-name="ce14" table:formula="of:=[.G28]-[.F29]" office:value-type="currency" office:currency="USD" office:value="67.5844" calcext:value-type="currency">
            <text:p>$67.58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0.1</text:span><text:span text:style-name="T2">μ</text:span><text:span text:style-name="T1">F Film Capacitor – 250V</text:span></text:p>
          </table:table-cell>
          <table:table-cell table:style-name="ce4" office:value-type="string" calcext:value-type="string">
            <text:p>EF2104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currency" office:currency="USD" office:value="0.34" calcext:value-type="currency">
            <text:p>$0.34</text:p>
          </table:table-cell>
          <table:table-cell table:style-name="ce14" table:formula="of:=[.E30]*[.D30]" office:value-type="currency" office:currency="USD" office:value="1.36" calcext:value-type="currency">
            <text:p>$1.36</text:p>
          </table:table-cell>
          <table:table-cell table:style-name="ce14" table:formula="of:=[.G29]-[.F30]" office:value-type="currency" office:currency="USD" office:value="66.2244" calcext:value-type="currency">
            <text:p>$66.22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1">0.33</text:span><text:span text:style-name="T2">μ</text:span><text:span text:style-name="T1">F Film Capacitor – 250V</text:span></text:p>
          </table:table-cell>
          <table:table-cell table:style-name="ce4" office:value-type="string" calcext:value-type="string">
            <text:p>EF2334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currency" office:currency="USD" office:value="0.49" calcext:value-type="currency">
            <text:p>$0.49</text:p>
          </table:table-cell>
          <table:table-cell table:style-name="ce14" table:formula="of:=[.E31]*[.D31]" office:value-type="currency" office:currency="USD" office:value="1.96" calcext:value-type="currency">
            <text:p>$1.96</text:p>
          </table:table-cell>
          <table:table-cell table:style-name="ce14" table:formula="of:=[.G30]-[.F31]" office:value-type="currency" office:currency="USD" office:value="64.2644" calcext:value-type="currency">
            <text:p>$64.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M7805CT +5V Linear Regulator</text:p>
          </table:table-cell>
          <table:table-cell table:style-name="ce4" office:value-type="string" calcext:value-type="string">
            <text:p>LM7805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4" calcext:value-type="float">
            <text:p>4</text:p>
          </table:table-cell>
          <table:table-cell table:style-name="ce14" office:value-type="currency" office:currency="USD" office:value="0.62" calcext:value-type="currency">
            <text:p>$0.62</text:p>
          </table:table-cell>
          <table:table-cell table:style-name="ce14" table:formula="of:=[.E32]*[.D32]" office:value-type="currency" office:currency="USD" office:value="2.48" calcext:value-type="currency">
            <text:p>$2.48</text:p>
          </table:table-cell>
          <table:table-cell table:style-name="ce14" table:formula="of:=[.G31]-[.F32]" office:value-type="currency" office:currency="USD" office:value="61.7844" calcext:value-type="currency">
            <text:p>$61.7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M2941CT +5-20V LDO</text:p>
          </table:table-cell>
          <table:table-cell table:style-name="ce4" office:value-type="string" calcext:value-type="string">
            <text:p>LM2941CT/NOPBCT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1.62" calcext:value-type="currency">
            <text:p>$1.62</text:p>
          </table:table-cell>
          <table:table-cell table:style-name="ce14" table:formula="of:=[.E33]*[.D33]" office:value-type="currency" office:currency="USD" office:value="3.24" calcext:value-type="currency">
            <text:p>$3.24</text:p>
          </table:table-cell>
          <table:table-cell table:style-name="ce14" table:formula="of:=[.G32]-[.F33]" office:value-type="currency" office:currency="USD" office:value="58.5444" calcext:value-type="currency">
            <text:p>$58.5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3300pF Film Capacitor – 50V</text:p>
          </table:table-cell>
          <table:table-cell table:style-name="ce4" office:value-type="string" calcext:value-type="string">
            <text:p>493-3449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0.32" calcext:value-type="currency">
            <text:p>$0.32</text:p>
          </table:table-cell>
          <table:table-cell table:style-name="ce14" table:formula="of:=[.E34]*[.D34]" office:value-type="currency" office:currency="USD" office:value="0.64" calcext:value-type="currency">
            <text:p>$0.64</text:p>
          </table:table-cell>
          <table:table-cell table:style-name="ce14" table:formula="of:=[.G33]-[.F34]" office:value-type="currency" office:currency="USD" office:value="57.9044" calcext:value-type="currency">
            <text:p>$57.9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4">100</text:span><text:span text:style-name="T5">μ</text:span><text:span text:style-name="T1">F Alum. Capacitor – 50V</text:span></text:p>
          </table:table-cell>
          <table:table-cell table:style-name="ce4" office:value-type="string" calcext:value-type="string">
            <text:p>P5182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currency" office:currency="USD" office:value="0.33" calcext:value-type="currency">
            <text:p>$0.33</text:p>
          </table:table-cell>
          <table:table-cell table:style-name="ce14" table:formula="of:=[.E35]*[.D35]" office:value-type="currency" office:currency="USD" office:value="2.64" calcext:value-type="currency">
            <text:p>$2.64</text:p>
          </table:table-cell>
          <table:table-cell table:style-name="ce14" table:formula="of:=[.G34]-[.F35]" office:value-type="currency" office:currency="USD" office:value="55.2644" calcext:value-type="currency">
            <text:p>$55.26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<text:span text:style-name="T4">0.27</text:span><text:span text:style-name="T5">μ</text:span><text:span text:style-name="T1">F Film Capacitor – 50V</text:span></text:p>
          </table:table-cell>
          <table:table-cell table:style-name="ce4" office:value-type="string" calcext:value-type="string">
            <text:p>EF2274-ND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currency" office:currency="USD" office:value="0.47" calcext:value-type="currency">
            <text:p>$0.47</text:p>
          </table:table-cell>
          <table:table-cell table:style-name="ce14" table:formula="of:=[.E36]*[.D36]" office:value-type="currency" office:currency="USD" office:value="0.94" calcext:value-type="currency">
            <text:p>$0.94</text:p>
          </table:table-cell>
          <table:table-cell table:style-name="ce14" table:formula="of:=[.G35]-[.F36]" office:value-type="currency" office:currency="USD" office:value="54.3244" calcext:value-type="currency">
            <text:p>$54.3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dafruit Qi Wireless Charging Transmitter</text:p>
          </table:table-cell>
          <table:table-cell table:style-name="ce4" office:value-type="float" office:value="2162" calcext:value-type="float">
            <text:p>2162</text:p>
          </table:table-cell>
          <table:table-cell table:style-name="ce4" office:value-type="string" calcext:value-type="string">
            <text:p>Adafrui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.95" calcext:value-type="float">
            <text:p>26.95</text:p>
          </table:table-cell>
          <table:table-cell table:style-name="ce14" table:formula="of:=[.E37]*[.D37]" office:value-type="currency" office:currency="USD" office:value="26.95" calcext:value-type="currency">
            <text:p>$26.95</text:p>
          </table:table-cell>
          <table:table-cell table:style-name="ce14" table:formula="of:=[.G36]-[.F37]" office:value-type="currency" office:currency="USD" office:value="27.3744" calcext:value-type="currency">
            <text:p>$27.37</text:p>
          </table:table-cell>
          <table:table-cell table:number-columns-repeated="1017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style-name="ce6" table:number-columns-repeated="4"/>
          <table:table-cell table:style-name="ce15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15" table:number-columns-repeated="3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pping Charges" table:style-name="ta1"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Andrew Hayford, Sebastian Luy</text:p>
          </table:table-cell>
          <table:table-cell table:style-name="ce1" office:value-type="string" calcext:value-type="string" table:number-columns-spanned="2" table:number-rows-spanned="1">
            <text:p>Cache Rules Everything Around Me</text:p>
          </table:table-cell>
          <table:covered-table-cell table:style-name="ce21"/>
          <table:table-cell table:style-name="ce23" office:value-type="string" calcext:value-type="string">
            <text:p>Total Cost: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Updated 12/12/15 – ECE 406</text:p>
          </table:table-cell>
          <table:table-cell table:style-name="ce2" office:value-type="string" calcext:value-type="string" table:number-columns-spanned="2" table:number-rows-spanned="1">
            <text:p>Shipping Expenses – Fall 2015</text:p>
          </table:table-cell>
          <table:covered-table-cell table:style-name="ce22"/>
          <table:table-cell table:style-name="ce24" table:formula="of:=SUM([.D4:.D53])" office:value-type="float" office:value="92.87" calcext:value-type="float">
            <text:p>92.8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Order #</text:p>
          </table:table-cell>
          <table:table-cell table:style-name="ce3" office:value-type="string" calcext:value-type="string">
            <text:p>Order Date</text:p>
          </table:table-cell>
          <table:table-cell table:style-name="ce3" office:value-type="string" calcext:value-type="string">
            <text:p>Shipping 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rkfun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03.30.15</text:p>
          </table:table-cell>
          <table:table-cell office:value-type="currency" office:currency="USD" office:value="4.01" calcext:value-type="currency">
            <text:p>$4.01</text:p>
          </table:table-cell>
          <table:table-cell table:number-columns-repeated="2"/>
          <table:table-cell table:style-name="ce15" table:number-columns-repeated="2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3.30.15</text:p>
          </table:table-cell>
          <table:table-cell office:value-type="currency" office:currency="USD" office:value="9.09" calcext:value-type="currency">
            <text:p>$9.09</text:p>
          </table:table-cell>
          <table:table-cell table:number-columns-repeated="2"/>
          <table:table-cell table:style-name="ce15" table:number-columns-repeated="2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9.01.15</text:p>
          </table:table-cell>
          <table:table-cell office:value-type="currency" office:currency="USD" office:value="10.17" calcext:value-type="currency">
            <text:p>$10.17</text:p>
          </table:table-cell>
          <table:table-cell table:number-columns-repeated="2"/>
          <table:table-cell table:style-name="ce15" table:number-columns-repeated="2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9.25.15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2"/>
          <table:table-cell table:style-name="ce15" table:number-columns-repeated="2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11.02.15</text:p>
          </table:table-cell>
          <table:table-cell office:value-type="currency" office:currency="USD" office:value="11.67" calcext:value-type="currency">
            <text:p>$11.67</text:p>
          </table:table-cell>
          <table:table-cell table:number-columns-repeated="2"/>
          <table:table-cell table:style-name="ce15" table:number-columns-repeated="2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1.09.15</text:p>
          </table:table-cell>
          <table:table-cell office:value-type="currency" office:currency="USD" office:value="6.4" calcext:value-type="currency">
            <text:p>$6.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afruit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11.23.15</text:p>
          </table:table-cell>
          <table:table-cell office:value-type="currency" office:currency="USD" office:value="11.67" calcext:value-type="currency">
            <text:p>$1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2.01.15</text:p>
          </table:table-cell>
          <table:table-cell office:value-type="currency" office:currency="USD" office:value="28.27" calcext:value-type="currency">
            <text:p>$28.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10:10:40.1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0:12:35.650000000</meta:creation-date>
    <dc:date>2015-12-16T10:15:01.100000000</dc:date>
    <meta:editing-duration>PT17M30S</meta:editing-duration>
    <meta:editing-cycles>3</meta:editing-cycles>
    <meta:generator>LibreOffice/4.3.1.2$Windows_x86 LibreOffice_project/958349dc3b25111dbca392fbc281a05559ef6848</meta:generator>
    <meta:document-statistic meta:table-count="2" meta:cell-count="291" meta:object-count="0"/>
  </office:meta>
</office:document-meta>
</file>